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2.0pt"/>
    </style:style>
    <style:style style:name="P2" style:family="paragraph" style:parent-style-name="Standard">
      <style:text-properties style:font-name="Arial" fo:font-size="12.0pt"/>
    </style:style>
    <style:style style:name="P3" style:family="paragraph" style:parent-style-name="Standard">
      <style:paragraph-properties fo:line-height="115%"/>
      <style:text-properties style:font-name="Arial" fo:font-size="11.0pt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|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Caso de uso</text:p>
          </table:table-cell>
          <table:table-cell table:style-name="TableCell1">
            <text:p text:style-name="P2">Consultar Paquetes Web</text:p>
          </table:table-cell>
        </table:table-row>
        <table:table-row>
          <table:table-cell table:style-name="TableCell1">
            <text:p text:style-name="P2">Actores</text:p>
          </table:table-cell>
          <table:table-cell table:style-name="TableCell1">
            <text:p text:style-name="P2">Cliente ( iniciador )</text:p>
          </table:table-cell>
        </table:table-row>
        <table:table-row>
          <table:table-cell table:style-name="TableCell1">
            <text:p text:style-name="P2">Propósito</text:p>
          </table:table-cell>
          <table:table-cell table:style-name="TableCell1">
            <text:p text:style-name="P2">Brindar la informacion de los paquete todo incluido disponibles para los clientes,</text:p>
          </table:table-cell>
        </table:table-row>
        <table:table-row>
          <table:table-cell table:style-name="TableCell1">
            <text:p text:style-name="P2">Resumen</text:p>
          </table:table-cell>
          <table:table-cell table:style-name="TableCell1">
            <text:p text:style-name="P2">Este caso de uso es iniciado por un cliente, este abre la pagina web y puede visualizador todos los paquete todo incluido disponibles para la venta.</text:p>
          </table:table-cell>
        </table:table-row>
        <table:table-row>
          <table:table-cell table:style-name="TableCell1">
            <text:p text:style-name="P2">Precondiciones</text:p>
          </table:table-cell>
          <table:table-cell table:style-name="TableCell1">
            <text:p text:style-name="P2">1. El cliente debio entrar al portal web de la agencia de viajes (www.condortrips.com.co)</text:p>
          </table:table-cell>
        </table:table-row>
        <table:table-row>
          <table:table-cell table:style-name="TableCell1">
            <text:p text:style-name="P2">Flujo Principal</text:p>
          </table:table-cell>
          <table:table-cell table:style-name="TableCell1">
            <text:p text:style-name="P2">1. Este caso de uso empieza cuando el cliente da click en la opcion “Tours Turisticos”</text:p>
            <text:p text:style-name="P2">2. Se desplegara la informacion de los planes todo incluido disponibles en el momento:</text:p>
            <text:p text:style-name="P2">- Nombre del paquete</text:p>
            <text:p text:style-name="P2">- Precio</text:p>
            <text:p text:style-name="P2">- Fecha Inicio</text:p>
            <text:p text:style-name="P2">- Fecha Fin</text:p>
            <text:p text:style-name="P2">- Ciudades que se visita</text:p>
            <text:p text:style-name="P2">- Fotos de las ciudades relacionadas con el paquete</text:p>
            <text:p text:style-name="P2"><text:s/></text:p>
          </table:table-cell>
        </table:table-row>
        <table:table-row>
          <table:table-cell table:style-name="TableCell1">
            <text:p text:style-name="P2">Subflujos</text:p>
          </table:table-cell>
          <table:table-cell table:style-name="TableCell1">
            <text:p text:style-name="P2">Ninguno por el momento</text:p>
          </table:table-cell>
        </table:table-row>
        <table:table-row>
          <table:table-cell table:style-name="TableCell1">
            <text:p text:style-name="P2">Excepciones</text:p>
          </table:table-cell>
          <table:table-cell table:style-name="TableCell1">
            <text:p text:style-name="P2">E1. Se pierda la conexión con el internet</text:p>
            <text:p text:style-name="P2">E2. Se pierda la conexión con el servidor central de la agencia de viajes</text:p>
            <text:p text:style-name="P2">E3. Se pierda la conexión con el servidor de la pagina web <text:a xlink:type="simple" xlink:href="http://www.condortrips.com.co/">www.condortrips.com.co</text:a><text:s/></text:p>
          </table:table-cell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5</meta:generator>
  </office:meta>
</office:document-meta>
</file>